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276cm" draw:marker-end-width="0.276cm" draw:textarea-vertical-align="top" fo:padding-top="0.15cm" fo:padding-bottom="0.15cm" fo:padding-left="0.275cm" fo:padding-right="0.275cm"/>
    </style:style>
    <style:style style:name="gr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width="0.276cm" draw:fill-color="#996666" draw:opacity="50%" draw:textarea-vertical-align="top" fo:padding-top="0.15cm" fo:padding-bottom="0.15cm" fo:padding-left="0.275cm" fo:padding-right="0.275cm" draw:shadow-opacity="50%"/>
    </style:style>
    <style:style style:name="gr4" style:family="graphic" style:parent-style-name="standard">
      <style:graphic-properties svg:stroke-width="0.051cm" draw:marker-start-width="0.276cm" draw:marker-end-width="0.276cm" draw:fill-color="#ffffff" draw:textarea-vertical-align="top" fo:padding-top="0.15cm" fo:padding-bottom="0.15cm" fo:padding-left="0.275cm" fo:padding-right="0.275cm"/>
    </style:style>
    <style:style style:name="gr5" style:family="graphic" style:parent-style-name="standard">
      <style:graphic-properties svg:stroke-width="0cm" draw:marker-start-width="0.2cm" draw:marker-end-width="0.2cm" draw:fill-color="#aecf00" draw:opacity="25%" draw:textarea-vertical-align="top" fo:padding-top="0.125cm" fo:padding-bottom="0.125cm" fo:padding-left="0.25cm" fo:padding-right="0.25cm" draw:shadow-opacity="25%"/>
    </style:style>
    <style:style style:name="gr6" style:family="graphic" style:parent-style-name="standard">
      <style:graphic-properties svg:stroke-width="0.051cm" draw:marker-start-width="0.276cm" draw:marker-end-width="0.276cm" draw:textarea-vertical-align="middle" draw:auto-grow-height="false" fo:min-height="0.749cm" fo:min-width="0.499cm" fo:padding-top="0.15cm" fo:padding-bottom="0.15cm" fo:padding-left="0.275cm" fo:padding-right="0.275cm"/>
    </style:style>
    <style:style style:name="gr7" style:family="graphic" style:parent-style-name="standard">
      <style:graphic-properties svg:stroke-width="0.051cm" draw:marker-start="to-many" draw:marker-start-width="0.276cm" draw:marker-end="to-many" draw:marker-end-width="0.276cm"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fo:min-height="0.458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text-properties fo:font-size="8pt" style:font-size-asian="8pt" style:font-size-complex="8pt"/>
    </style:style>
    <style:style style:name="P5" style:family="paragraph">
      <style:paragraph-properties fo:text-align="start"/>
      <style:text-properties fo:font-size="10pt" style:font-size-asian="10pt" style:font-size-complex="10pt"/>
    </style:style>
    <style:style style:name="P6" style:family="paragraph">
      <style:paragraph-properties fo:text-align="end"/>
    </style:style>
    <style:style style:name="P7" style:family="paragraph">
      <style:paragraph-properties fo:text-align="center"/>
      <style:text-properties fo:font-size="12pt" style:font-size-asian="12pt" style:font-size-complex="12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draw:layer="layout" svg:width="3.683cm" svg:height="4.964cm" svg:x="8.313cm" svg:y="3.988cm">
          <text:p text:style-name="P1"><text:span text:style-name="T1">parties</text:span></text:p>
          <text:p text:style-name="P2"><text:span text:style-name="T2"/></text:p>
          <text:p text:style-name="P2"><text:span text:style-name="T2">id</text:span></text:p>
          <text:p text:style-name="P2"><text:span text:style-name="T2">party_type_id</text:span></text:p>
          <text:p text:style-name="P2"><text:span text:style-name="T2">first_name</text:span></text:p>
          <text:p text:style-name="P2"><text:span text:style-name="T2">middle_name</text:span></text:p>
          <text:p text:style-name="P2"><text:span text:style-name="T2">last_name</text:span></text:p>
          <text:p text:style-name="P2"><text:span text:style-name="T2">company</text:span></text:p>
          <text:p text:style-name="P2"><text:span text:style-name="T2">email</text:span></text:p>
          <text:p text:style-name="P2"><text:span text:style-name="T2">website</text:span></text:p>
          <text:p text:style-name="P2"><text:span text:style-name="T2"/></text:p>
          <text:p text:style-name="P2"><text:span text:style-name="T2"/></text:p>
        </draw:rect>
        <draw:line draw:style-name="gr2" draw:text-style-name="P1" draw:layer="layout" svg:x1="8.313cm" svg:y1="4.623cm" svg:x2="11.996cm" svg:y2="4.623cm">
          <text:p/>
        </draw:line>
        <draw:rect draw:style-name="gr1" draw:text-style-name="P3" draw:layer="layout" svg:width="3.683cm" svg:height="3.175cm" svg:x="1.916cm" svg:y="4.374cm">
          <text:p text:style-name="P1"><text:span text:style-name="T1">party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1.916cm" svg:y1="5.009cm" svg:x2="5.599cm" svg:y2="5.009cm">
          <text:p/>
        </draw:line>
        <draw:rect draw:style-name="gr3" draw:text-style-name="P4" draw:layer="layout" svg:width="2.921cm" svg:height="1.46cm" svg:x="3.859cm" svg:y="8.43cm">
          <text:p text:style-name="P2"><text:span text:style-name="T3">Artist</text:span></text:p>
          <text:p text:style-name="P2"><text:span text:style-name="T3">Group</text:span></text:p>
          <text:p text:style-name="P2"><text:span text:style-name="T3">Gallery</text:span></text:p>
        </draw:rect>
        <draw:rect draw:style-name="gr1" draw:text-style-name="P3" draw:layer="layout" svg:width="3.683cm" svg:height="4.445cm" svg:x="15.135cm" svg:y="12.925cm">
          <text:p text:style-name="P1"><text:span text:style-name="T1">address</text:span></text:p>
          <text:p text:style-name="P2"><text:span text:style-name="T2"/></text:p>
          <text:p text:style-name="P2"><text:span text:style-name="T2">id</text:span></text:p>
          <text:p text:style-name="P2"><text:span text:style-name="T2">party_id</text:span></text:p>
          <text:p text:style-name="P2"><text:span text:style-name="T2">prime (T/F)</text:span></text:p>
          <text:p text:style-name="P2"><text:span text:style-name="T2">address1</text:span></text:p>
          <text:p text:style-name="P2"><text:span text:style-name="T2">address2</text:span></text:p>
          <text:p text:style-name="P2"><text:span text:style-name="T2">city</text:span></text:p>
          <text:p text:style-name="P2"><text:span text:style-name="T2">state</text:span></text:p>
          <text:p text:style-name="P2"><text:span text:style-name="T2">country</text:span></text:p>
        </draw:rect>
        <draw:line draw:style-name="gr2" draw:text-style-name="P1" draw:layer="layout" svg:x1="15.135cm" svg:y1="13.56cm" svg:x2="18.818cm" svg:y2="13.56cm">
          <text:p/>
        </draw:line>
        <draw:rect draw:style-name="gr4" draw:text-style-name="P3" draw:layer="layout" svg:width="3.683cm" svg:height="3.429cm" svg:x="15.162cm" svg:y="18.859cm">
          <text:p text:style-name="P1"><text:span text:style-name="T1">phones</text:span></text:p>
          <text:p text:style-name="P2"><text:span text:style-name="T2"/></text:p>
          <text:p text:style-name="P2"><text:span text:style-name="T2">id</text:span></text:p>
          <text:p text:style-name="P2"><text:span text:style-name="T2">party_id</text:span></text:p>
          <text:p text:style-name="P2"><text:span text:style-name="T2">phone_type_id</text:span></text:p>
          <text:p text:style-name="P2"><text:span text:style-name="T2">number</text:span></text:p>
          <text:p text:style-name="P2"><text:span text:style-name="T2">prime (T/F)</text:span></text:p>
          <text:p text:style-name="P2"><text:span text:style-name="T2"/></text:p>
        </draw:rect>
        <draw:line draw:style-name="gr2" draw:text-style-name="P1" draw:layer="layout" svg:x1="15.162cm" svg:y1="19.494cm" svg:x2="18.845cm" svg:y2="19.494cm">
          <text:p/>
        </draw:line>
        <draw:rect draw:style-name="gr4" draw:text-style-name="P3" draw:layer="layout" svg:width="3.683cm" svg:height="3.429cm" svg:x="8.316cm" svg:y="17.305cm">
          <text:p text:style-name="P1"><text:span text:style-name="T1">phone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8.316cm" svg:y1="17.94cm" svg:x2="11.999cm" svg:y2="17.94cm">
          <text:p/>
        </draw:line>
        <draw:rect draw:style-name="gr3" draw:text-style-name="P4" draw:layer="layout" svg:width="2.794cm" svg:height="1.417cm" svg:x="10.486cm" svg:y="21.623cm">
          <text:p text:style-name="P2"><text:span text:style-name="T3">Mobile</text:span></text:p>
          <text:p text:style-name="P2"><text:span text:style-name="T3">Home</text:span></text:p>
          <text:p text:style-name="P2"><text:span text:style-name="T3">Work</text:span></text:p>
        </draw:rect>
        <draw:rect draw:style-name="gr5" draw:text-style-name="P5" draw:id="id3" draw:layer="layout" svg:width="3.683cm" svg:height="0.354cm" svg:x="8.314cm" svg:y="4.888cm">
          <text:p/>
        </draw:rect>
        <draw:rect draw:style-name="gr5" draw:text-style-name="P5" draw:id="id1" draw:layer="layout" svg:width="3.683cm" svg:height="0.354cm" svg:x="1.949cm" svg:y="5.302cm">
          <text:p/>
        </draw:rect>
        <draw:rect draw:style-name="gr5" draw:text-style-name="P5" draw:id="id2" draw:layer="layout" svg:width="3.683cm" svg:height="0.354cm" svg:x="8.316cm" svg:y="5.288cm">
          <text:p/>
        </draw:rect>
        <draw:rect draw:style-name="gr5" draw:text-style-name="P5" draw:id="id6" draw:layer="layout" svg:width="3.683cm" svg:height="0.354cm" svg:x="8.351cm" svg:y="18.202cm">
          <text:p/>
        </draw:rect>
        <draw:custom-shape draw:style-name="gr6" draw:text-style-name="P6" draw:layer="layout" svg:width="1.27cm" svg:height="1.27cm" draw:transform="rotate (-1.54758344774427) translate (5.337cm 7.1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6" draw:layer="layout" svg:width="1.27cm" svg:height="1.27cm" draw:transform="rotate (-1.54758344774427) translate (11.737cm 20.3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7" draw:text-style-name="P1" draw:layer="layout" svg:x1="5.632cm" svg:y1="5.479cm" svg:x2="8.316cm" svg:y2="5.465cm" draw:start-shape="id1" draw:start-glue-point="1" draw:end-shape="id2" draw:end-glue-point="3" svg:d="m5632 5479h1342v-14h1342">
          <text:p/>
        </draw:connector>
        <draw:rect draw:style-name="gr5" draw:text-style-name="P5" draw:id="id4" draw:layer="layout" svg:width="3.683cm" svg:height="0.354cm" svg:x="15.15cm" svg:y="14.202cm">
          <text:p/>
        </draw:rect>
        <draw:rect draw:style-name="gr5" draw:text-style-name="P5" draw:id="id5" draw:layer="layout" svg:width="3.683cm" svg:height="0.354cm" svg:x="15.151cm" svg:y="20.202cm">
          <text:p/>
        </draw:rect>
        <draw:connector draw:style-name="gr8" draw:text-style-name="P1" draw:layer="layout" svg:x1="11.997cm" svg:y1="5.065cm" svg:x2="15.15cm" svg:y2="14.379cm" draw:start-shape="id3" draw:start-glue-point="1" draw:end-shape="id4" svg:d="m11997 5065h1577v9314h1576">
          <text:p/>
        </draw:connector>
        <draw:connector draw:style-name="gr8" draw:text-style-name="P1" draw:layer="layout" draw:line-skew="0.507cm" svg:x1="11.997cm" svg:y1="5.065cm" svg:x2="15.151cm" svg:y2="20.379cm" draw:start-shape="id3" draw:start-glue-point="1" draw:end-shape="id5" draw:end-glue-point="3" svg:d="m11997 5065h2084v15314h1070">
          <text:p/>
        </draw:connector>
        <draw:connector draw:style-name="gr8" draw:text-style-name="P1" draw:layer="layout" svg:x1="12.034cm" svg:y1="18.379cm" svg:x2="15.152cm" svg:y2="20.779cm" draw:start-shape="id6" draw:end-shape="id7" draw:end-glue-point="3" svg:d="m12034 18379h1559v2400h1559">
          <text:p/>
        </draw:connector>
        <draw:rect draw:style-name="gr5" draw:text-style-name="P5" draw:id="id7" draw:layer="layout" svg:width="3.683cm" svg:height="0.354cm" svg:x="15.152cm" svg:y="20.602cm">
          <text:p/>
        </draw:rect>
        <draw:frame draw:style-name="gr9" draw:text-style-name="P7" draw:layer="layout" svg:width="18.161cm" svg:height="1.191cm" svg:x="1.6cm" svg:y="2.324cm">
          <draw:text-box>
            <text:p text:style-name="P1"><text:span text:style-name="T4">Artist Registry ERD <text:s/></text:span><text:span text:style-name="T2">6/17/2015</text:span></text:p>
            <text:p><text:span text:style-name="T4"/></text:p>
          </draw:text-box>
        </draw:frame>
        <draw:rect draw:style-name="gr1" draw:text-style-name="P3" draw:layer="layout" svg:width="3.683cm" svg:height="3.429cm" svg:x="8.324cm" svg:y="10.195cm">
          <text:p text:style-name="P1"><text:span text:style-name="T1">discipline</text:span></text:p>
          <text:p text:style-name="P2"><text:span text:style-name="T2"/></text:p>
          <text:p text:style-name="P2"><text:span text:style-name="T2">id</text:span></text:p>
          <text:p text:style-name="P2"><text:span text:style-name="T2">codes</text:span></text:p>
          <text:p text:style-name="P2"><text:span text:style-name="T2">name</text:span></text:p>
          <text:p text:style-name="P2"><text:span text:style-name="T2">description</text:span></text:p>
        </draw:rect>
        <draw:line draw:style-name="gr2" draw:text-style-name="P1" draw:layer="layout" svg:x1="8.324cm" svg:y1="10.83cm" svg:x2="12.007cm" svg:y2="10.83cm">
          <text:p/>
        </draw:line>
        <draw:rect draw:style-name="gr5" draw:text-style-name="P5" draw:id="id8" draw:layer="layout" svg:width="3.683cm" svg:height="0.354cm" svg:x="8.359cm" svg:y="11.092cm">
          <text:p/>
        </draw:rect>
        <draw:rect draw:style-name="gr1" draw:text-style-name="P3" draw:layer="layout" svg:width="3.683cm" svg:height="2.737cm" svg:x="15.116cm" svg:y="8.664cm">
          <text:p text:style-name="P1"><text:span text:style-name="T1">party_discipline</text:span></text:p>
          <text:p text:style-name="P2"><text:span text:style-name="T2"/></text:p>
          <text:p text:style-name="P2"><text:span text:style-name="T2">id</text:span></text:p>
          <text:p text:style-name="P2"><text:span text:style-name="T2">party_id</text:span></text:p>
          <text:p text:style-name="P2"><text:span text:style-name="T2">discipline_id</text:span></text:p>
          <text:p text:style-name="P2"><text:span text:style-name="T2"/></text:p>
        </draw:rect>
        <draw:line draw:style-name="gr2" draw:text-style-name="P1" draw:layer="layout" svg:x1="15.137cm" svg:y1="9.382cm" svg:x2="18.82cm" svg:y2="9.382cm">
          <text:p/>
        </draw:line>
        <draw:rect draw:style-name="gr5" draw:text-style-name="P5" draw:id="id10" draw:layer="layout" svg:width="3.683cm" svg:height="0.354cm" svg:x="15.172cm" svg:y="10.044cm">
          <text:p/>
        </draw:rect>
        <draw:rect draw:style-name="gr5" draw:text-style-name="P5" draw:id="id9" draw:layer="layout" svg:width="3.683cm" svg:height="0.354cm" svg:x="15.173cm" svg:y="10.444cm">
          <text:p/>
        </draw:rect>
        <draw:connector draw:style-name="gr8" draw:text-style-name="P1" draw:layer="layout" draw:line-skew="-0.689cm" svg:x1="12.042cm" svg:y1="11.269cm" svg:x2="15.173cm" svg:y2="10.621cm" draw:start-shape="id8" draw:start-glue-point="1" draw:end-shape="id9" draw:end-glue-point="3" svg:d="m12042 11269h877v-648h2254">
          <text:p/>
        </draw:connector>
        <draw:connector draw:style-name="gr8" draw:text-style-name="P1" draw:layer="layout" draw:line-skew="1.004cm" svg:x1="11.997cm" svg:y1="5.065cm" svg:x2="15.172cm" svg:y2="10.221cm" draw:start-shape="id3" draw:start-glue-point="1" draw:end-shape="id10" draw:end-glue-point="3" svg:d="m11997 5065h2592v5156h583">
          <text:p/>
        </draw:connector>
        <draw:rect draw:style-name="gr3" draw:text-style-name="P4" draw:layer="layout" svg:width="2.921cm" svg:height="1.718cm" svg:x="10.252cm" svg:y="14.649cm">
          <text:p text:style-name="P2"><text:span text:style-name="T3">Ceramics</text:span></text:p>
          <text:p text:style-name="P2"><text:span text:style-name="T3">Painting</text:span></text:p>
          <text:p text:style-name="P2"><text:span text:style-name="T3">Photography</text:span></text:p>
          <text:p text:style-name="P2"><text:span text:style-name="T3">Sculpture</text:span></text:p>
        </draw:rect>
        <draw:custom-shape draw:style-name="gr6" draw:text-style-name="P6" draw:layer="layout" svg:width="1.27cm" svg:height="1.27cm" draw:transform="rotate (-1.54758344774427) translate (11.73cm 13.378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1" draw:text-style-name="P3" draw:layer="layout" svg:width="3.683cm" svg:height="2.677cm" svg:x="16.216cm" svg:y="4.171cm">
          <text:p text:style-name="P1"><text:span text:style-name="T1">party_affiliations</text:span></text:p>
          <text:p text:style-name="P2"><text:span text:style-name="T2"/></text:p>
          <text:p text:style-name="P2"><text:span text:style-name="T2">Id</text:span></text:p>
          <text:p text:style-name="P2"><text:span text:style-name="T2">party_id</text:span></text:p>
          <text:p text:style-name="P2"><text:span text:style-name="T2">affilliation_id</text:span></text:p>
          <text:p text:style-name="P2"><text:span text:style-name="T2"/></text:p>
        </draw:rect>
        <draw:line draw:style-name="gr2" draw:text-style-name="P1" draw:layer="layout" svg:x1="16.216cm" svg:y1="4.806cm" svg:x2="19.899cm" svg:y2="4.806cm">
          <text:p/>
        </draw:line>
        <draw:rect draw:style-name="gr5" draw:text-style-name="P5" draw:id="id11" draw:layer="layout" svg:width="3.683cm" svg:height="0.354cm" svg:x="16.251cm" svg:y="5.568cm">
          <text:p/>
        </draw:rect>
        <draw:rect draw:style-name="gr5" draw:text-style-name="P5" draw:id="id12" draw:layer="layout" svg:width="3.683cm" svg:height="0.354cm" svg:x="16.252cm" svg:y="5.968cm">
          <text:p/>
        </draw:rect>
        <draw:connector draw:style-name="gr8" draw:text-style-name="P1" draw:layer="layout" draw:line-skew="1.481cm" svg:x1="11.997cm" svg:y1="5.065cm" svg:x2="16.251cm" svg:y2="5.745cm" draw:start-shape="id3" draw:start-glue-point="1" draw:end-shape="id11" draw:end-glue-point="3" svg:d="m11997 5065h3608v680h646">
          <text:p/>
        </draw:connector>
        <draw:connector draw:style-name="gr8" draw:text-style-name="P1" draw:layer="layout" draw:line-skew="0.971cm" svg:x1="11.999cm" svg:y1="5.465cm" svg:x2="16.252cm" svg:y2="6.145cm" draw:start-shape="id2" draw:start-glue-point="1" draw:end-shape="id12" draw:end-glue-point="3" svg:d="m11999 5465h3098v680h115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to-many" svg:viewBox="0 0 2718 400" svg:d="m0 0c453 0 906 0 1359 0 0 133 0 267 0 400 453 0 906 0 1359 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avid Link</meta:initial-creator>
    <meta:creation-date>2015-01-11T11:02:49</meta:creation-date>
    <dc:date>2015-06-17T20:01:00</dc:date>
    <dc:creator>David Link</dc:creator>
    <meta:editing-duration>PT112H49M00S</meta:editing-duration>
    <meta:editing-cycles>28</meta:editing-cycles>
    <meta:generator>OpenOffice.org/3.2$Unix OpenOffice.org_project/320m12$Build-9483</meta:generator>
    <meta:document-statistic meta:object-count="43"/>
  </office:meta>
</office:document-meta>
</file>